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586A5B4B3A48599267.jpg" manifest:media-type="image/jpeg"/>
  <manifest:file-entry manifest:full-path="Pictures/10000201000002890000050A59D52766CD1E10A5.png" manifest:media-type="image/png"/>
  <manifest:file-entry manifest:full-path="Pictures/1000020100000259000001B2AD0362C7AD72C142.png" manifest:media-type="image/png"/>
  <manifest:file-entry manifest:full-path="Pictures/1000000000000294000001F30EC5FC0A365D6DD1.png" manifest:media-type="image/png"/>
  <manifest:file-entry manifest:full-path="Pictures/100000000000030000000400511E9464B4CE2DF7.jpg" manifest:media-type="image/jpeg"/>
  <manifest:file-entry manifest:full-path="Pictures/1000000000000300000004006084FF52E044D12D.jpg" manifest:media-type="image/jpeg"/>
  <manifest:file-entry manifest:full-path="Pictures/10000000000003D900000197C0335A9310E99561.png" manifest:media-type="image/png"/>
  <manifest:file-entry manifest:full-path="Pictures/100000000000028A000001B19F1D4B44966BA8B4.jpg" manifest:media-type="image/jpeg"/>
  <manifest:file-entry manifest:full-path="Pictures/10000000000002DF000001EFD1FF5F4B4787111D.png" manifest:media-type="image/png"/>
  <manifest:file-entry manifest:full-path="Pictures/100000000000025800000168219EF9647F70F75E.jpg" manifest:media-type="image/jpeg"/>
  <manifest:file-entry manifest:full-path="Pictures/1000020100000273000004BE39924FBAB45713C8.png" manifest:media-type="image/png"/>
  <manifest:file-entry manifest:full-path="Pictures/10000000000003E8000002ED4A123C37DA14576A.jpg" manifest:media-type="image/jpeg"/>
  <manifest:file-entry manifest:full-path="Pictures/100000000000064000000384EDBB89EE3CD492E0.jpg" manifest:media-type="image/jpeg"/>
  <manifest:file-entry manifest:full-path="Pictures/10000000000003E700000226064FE9E9CF5B4CB4.jpg" manifest:media-type="image/jpeg"/>
  <manifest:file-entry manifest:full-path="Pictures/1000000000000436000002727EF0AFBD94D9FD27.jpg" manifest:media-type="image/jpeg"/>
  <manifest:file-entry manifest:full-path="Pictures/1000000000000384000004B07C1526A11CBD1F96.jpg" manifest:media-type="image/jpeg"/>
  <manifest:file-entry manifest:full-path="Pictures/1000000000000320000001650007C0B0243BB88E.png" manifest:media-type="image/png"/>
  <manifest:file-entry manifest:full-path="Pictures/1000000000000240000003002CCBE76B68FF5724.jpg" manifest:media-type="image/jpeg"/>
  <manifest:file-entry manifest:full-path="Pictures/1000020100000270000003F25368B3F53301BD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52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3.959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48pt" style:font-size-asian="48pt" style:font-size-complex="48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60pt" fo:font-style="normal" fo:text-shadow="none" style:text-underline-style="none" fo:font-weight="bold" style:letter-kerning="true" style:font-name-asian="Droid Sans Fallback" style:font-size-asian="60pt" style:font-style-asian="normal" style:font-weight-asian="bold" style:font-name-complex="FreeSans3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6cm" svg:height="5.772cm" svg:x="4.2cm" svg:y="8.2cm">
          <draw:text-box>
            <text:p text:style-name="P1"><text:span text:style-name="T1">Social Engineering As A Service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7.999cm" svg:height="15.749cm" svg:x="0.054cm" svg:y="2.665cm">
          <draw:image xlink:href="Pictures/100000000000064000000384EDBB89EE3CD492E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6" draw:layer="layout" svg:width="14.459cm" svg:height="2.143cm" svg:x="6.771cm" svg:y="9.429cm">
          <draw:text-box>
            <text:p><text:span text:style-name="T3">WHAT IS SEA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4" draw:layer="layout" svg:width="8.466cm" svg:height="6.341cm" svg:x="17.134cm" svg:y="10.4cm">
          <draw:image xlink:href="Pictures/10000000000003E8000002ED4A123C37DA14576A.jpg" xlink:type="simple" xlink:show="embed" xlink:actuate="onLoad">
            <text:p/>
          </draw:image>
        </draw:frame>
        <draw:frame draw:style-name="gr3" draw:text-style-name="P4" draw:layer="layout" svg:width="15.874cm" svg:height="9.524cm" svg:x="1.4cm" svg:y="0.676cm">
          <draw:image xlink:href="Pictures/100000000000025800000168219EF9647F70F75E.jpg" xlink:type="simple" xlink:show="embed" xlink:actuate="onLoad">
            <text:p/>
          </draw:image>
        </draw:frame>
        <draw:frame draw:style-name="gr3" draw:text-style-name="P4" draw:layer="layout" svg:width="12cm" svg:height="7.99cm" svg:x="3.4cm" svg:y="10.41cm">
          <draw:image xlink:href="Pictures/100000000000028A000001B19F1D4B44966BA8B4.jpg" xlink:type="simple" xlink:show="embed" xlink:actuate="onLoad">
            <text:p/>
          </draw:image>
        </draw:frame>
        <draw:frame draw:style-name="gr3" draw:text-style-name="P4" draw:layer="layout" svg:width="12.5cm" svg:height="6.87cm" svg:x="14.7cm" svg:y="2.6cm">
          <draw:image xlink:href="Pictures/10000000000003E700000226064FE9E9CF5B4CB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4" draw:layer="layout" svg:width="27.999cm" svg:height="16.258cm" svg:x="0.054cm" svg:y="2.411cm">
          <draw:image xlink:href="Pictures/1000000000000436000002727EF0AFBD94D9FD2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4" draw:layer="layout" svg:width="21.166cm" svg:height="9.445cm" svg:x="3.471cm" svg:y="6.858cm">
          <draw:image xlink:href="Pictures/1000000000000320000001650007C0B0243BB8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4" draw:layer="layout" svg:width="12.973cm" svg:height="20.999cm" svg:x="7.567cm" svg:y="0.04cm">
          <draw:image xlink:href="Pictures/1000020100000270000003F25368B3F53301BD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4" draw:layer="layout" svg:width="10.844cm" svg:height="20.999cm" svg:x="8.632cm" svg:y="0.04cm">
          <draw:image xlink:href="Pictures/1000020100000273000004BE39924FBAB45713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4" draw:layer="layout" svg:width="15.239cm" svg:height="20.319cm" svg:x="6.434cm" svg:y="0.38cm">
          <draw:image xlink:href="Pictures/1000000000000240000003002CCBE76B68FF572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4" draw:layer="layout" svg:width="15.749cm" svg:height="20.999cm" svg:x="6.179cm" svg:y="0.04cm">
          <draw:image xlink:href="Pictures/1000000000000384000004B07C1526A11CBD1F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4" draw:layer="layout" svg:width="15.749cm" svg:height="20.999cm" svg:x="6.179cm" svg:y="0.04cm">
          <draw:image xlink:href="Pictures/1000000000000300000004006084FF52E044D12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4" draw:layer="layout" svg:width="15.749cm" svg:height="20.999cm" svg:x="6.179cm" svg:y="0.04cm">
          <draw:image xlink:href="Pictures/100000000000030000000400511E9464B4CE2DF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7" draw:layer="layout" svg:width="26.596cm" svg:height="1.674cm" svg:x="0.702cm" svg:y="19cm">
          <draw:text-box>
            <text:p><text:span text:style-name="T4">http://www.theregister.co.uk/2015/08/24/heeled_hacker_turns_wedges_into_concealed_pwn_weapons/</text:span></text:p>
          </draw:text-box>
        </draw:frame>
        <draw:frame draw:style-name="gr3" draw:text-style-name="P4" draw:layer="layout" svg:width="17.462cm" svg:height="13.202cm" svg:x="5.449cm" svg:y="4.023cm">
          <draw:image xlink:href="Pictures/1000000000000294000001F30EC5FC0A365D6D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4" draw:layer="layout" svg:width="15.9cm" svg:height="11.482cm" svg:x="6.104cm" svg:y="4.799cm">
          <draw:image xlink:href="Pictures/1000020100000259000001B2AD0362C7AD72C1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4" draw:layer="layout" svg:width="10.563cm" svg:height="20.999cm" svg:x="8.772cm" svg:y="0.04cm">
          <draw:image xlink:href="Pictures/10000201000002890000050A59D52766CD1E10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4" draw:layer="layout" svg:width="27.999cm" svg:height="13.123cm" svg:x="0.054cm" svg:y="3.978cm">
          <draw:image xlink:href="Pictures/1000000000000500000002586A5B4B3A485992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4" draw:layer="layout" svg:width="19.446cm" svg:height="13.096cm" svg:x="4.331cm" svg:y="5.033cm">
          <draw:image xlink:href="Pictures/10000000000002DF000001EFD1FF5F4B478711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6" draw:text-style-name="P8" draw:layer="layout" svg:width="20.115cm" svg:height="0.963cm" svg:x="3.943cm" svg:y="19.4cm">
          <draw:text-box>
            <text:p><text:span text:style-name="T5">https://boingboing.net/2012/07/10/dropped-infected-usb-in-the-co.html</text:span></text:p>
          </draw:text-box>
        </draw:frame>
        <draw:frame draw:style-name="gr3" draw:text-style-name="P4" draw:layer="layout" svg:width="26.06cm" svg:height="10.768cm" svg:x="0.97cm" svg:y="5.116cm">
          <draw:image xlink:href="Pictures/10000000000003D900000197C0335A9310E995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2" fo:font-family="FreeSans" style:font-family-generic="swiss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FreeSans2" fo:font-family="FreeSans" style:font-family-generic="swiss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ser </meta:initial-creator>
    <meta:creation-date>2015-10-22T07:24:03.855474692</meta:creation-date>
    <dc:date>2018-06-19T09:25:33.154088048</dc:date>
    <meta:editing-duration>PT4H25M29S</meta:editing-duration>
    <meta:editing-cycles>29</meta:editing-cycles>
    <meta:generator>LibreOffice/5.0.6.2$Linux_X86_64 LibreOffice_project/00$Build-2</meta:generator>
    <meta:document-statistic meta:object-count="80"/>
  </office:meta>
</office:document-meta>
</file>